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30901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15032" calcext:value-type="float">
            <text:p>53.2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901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6224" calcext:value-type="float">
            <text:p>52.8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901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9648" calcext:value-type="float">
            <text:p>52.8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901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5368" calcext:value-type="float">
            <text:p>52.8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901</text:p>
          </table:table-cell>
          <table:table-cell office:value-type="string" calcext:value-type="string">
            <text:p>202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84096" calcext:value-type="float">
            <text:p>52.5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901</text:p>
          </table:table-cell>
          <table:table-cell office:value-type="string" calcext:value-type="string">
            <text:p>202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368" calcext:value-type="float">
            <text:p>52.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901</text:p>
          </table:table-cell>
          <table:table-cell office:value-type="string" calcext:value-type="string">
            <text:p>201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04848" calcext:value-type="float">
            <text:p>52.5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901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7376" calcext:value-type="float">
            <text:p>52.1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901</text:p>
          </table:table-cell>
          <table:table-cell office:value-type="string" calcext:value-type="string">
            <text:p>201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24432" calcext:value-type="float">
            <text:p>52.2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901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64184" calcext:value-type="float">
            <text:p>51.7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901</text:p>
          </table:table-cell>
          <table:table-cell office:value-type="string" calcext:value-type="string">
            <text:p>201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3416" calcext:value-type="float">
            <text:p>52.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901</text:p>
          </table:table-cell>
          <table:table-cell office:value-type="string" calcext:value-type="string">
            <text:p>201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68984" calcext:value-type="float">
            <text:p>52.0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901</text:p>
          </table:table-cell>
          <table:table-cell office:value-type="string" calcext:value-type="string">
            <text:p>201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024" calcext:value-type="float">
            <text:p>51.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901</text:p>
          </table:table-cell>
          <table:table-cell office:value-type="string" calcext:value-type="string">
            <text:p>201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14376" calcext:value-type="float">
            <text:p>51.0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901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87656" calcext:value-type="float">
            <text:p>50.5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901</text:p>
          </table:table-cell>
          <table:table-cell office:value-type="string" calcext:value-type="string">
            <text:p>201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18136" calcext:value-type="float">
            <text:p>50.6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901</text:p>
          </table:table-cell>
          <table:table-cell office:value-type="string" calcext:value-type="string">
            <text:p>200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81232" calcext:value-type="float">
            <text:p>49.4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901</text:p>
          </table:table-cell>
          <table:table-cell office:value-type="string" calcext:value-type="string">
            <text:p>200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82984" calcext:value-type="float">
            <text:p>49.7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901</text:p>
          </table:table-cell>
          <table:table-cell office:value-type="string" calcext:value-type="string">
            <text:p>200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73384" calcext:value-type="float">
            <text:p>49.1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901</text:p>
          </table:table-cell>
          <table:table-cell office:value-type="string" calcext:value-type="string">
            <text:p>200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6424" calcext:value-type="float">
            <text:p>49.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901</text:p>
          </table:table-cell>
          <table:table-cell office:value-type="string" calcext:value-type="string">
            <text:p>200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83696" calcext:value-type="float">
            <text:p>49.3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901</text:p>
          </table:table-cell>
          <table:table-cell office:value-type="string" calcext:value-type="string">
            <text:p>200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8208" calcext:value-type="float">
            <text:p>48.9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901</text:p>
          </table:table-cell>
          <table:table-cell office:value-type="string" calcext:value-type="string">
            <text:p>200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7656" calcext:value-type="float">
            <text:p>48.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901</text:p>
          </table:table-cell>
          <table:table-cell office:value-type="string" calcext:value-type="string">
            <text:p>200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6132" calcext:value-type="float">
            <text:p>48.6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901</text:p>
          </table:table-cell>
          <table:table-cell office:value-type="string" calcext:value-type="string">
            <text:p>200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744" calcext:value-type="float">
            <text:p>48.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901</text:p>
          </table:table-cell>
          <table:table-cell office:value-type="string" calcext:value-type="string">
            <text:p>1999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84" calcext:value-type="float">
            <text:p>48.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901</text:p>
          </table:table-cell>
          <table:table-cell office:value-type="string" calcext:value-type="string">
            <text:p>199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67672" calcext:value-type="float">
            <text:p>47.6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901</text:p>
          </table:table-cell>
          <table:table-cell office:value-type="string" calcext:value-type="string">
            <text:p>199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6232" calcext:value-type="float">
            <text:p>47.5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901</text:p>
          </table:table-cell>
          <table:table-cell office:value-type="string" calcext:value-type="string">
            <text:p>1996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72016" calcext:value-type="float">
            <text:p>47.3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901</text:p>
          </table:table-cell>
          <table:table-cell office:value-type="string" calcext:value-type="string">
            <text:p>199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11056" calcext:value-type="float">
            <text:p>47.3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901</text:p>
          </table:table-cell>
          <table:table-cell office:value-type="string" calcext:value-type="string">
            <text:p>199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6488" calcext:value-type="float">
            <text:p>46.5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901</text:p>
          </table:table-cell>
          <table:table-cell office:value-type="string" calcext:value-type="string">
            <text:p>199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7136" calcext:value-type="float">
            <text:p>46.4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901</text:p>
          </table:table-cell>
          <table:table-cell office:value-type="string" calcext:value-type="string">
            <text:p>199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4608" calcext:value-type="float">
            <text:p>46.7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901</text:p>
          </table:table-cell>
          <table:table-cell office:value-type="string" calcext:value-type="string">
            <text:p>199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6528" calcext:value-type="float">
            <text:p>46.8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901</text:p>
          </table:table-cell>
          <table:table-cell office:value-type="string" calcext:value-type="string">
            <text:p>199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1872" calcext:value-type="float">
            <text:p>46.9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901</text:p>
          </table:table-cell>
          <table:table-cell office:value-type="string" calcext:value-type="string">
            <text:p>198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6736" calcext:value-type="float">
            <text:p>47.0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901</text:p>
          </table:table-cell>
          <table:table-cell office:value-type="string" calcext:value-type="string">
            <text:p>198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44584" calcext:value-type="float">
            <text:p>47.3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901</text:p>
          </table:table-cell>
          <table:table-cell office:value-type="string" calcext:value-type="string">
            <text:p>198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8216" calcext:value-type="float">
            <text:p>47.4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901</text:p>
          </table:table-cell>
          <table:table-cell office:value-type="string" calcext:value-type="string">
            <text:p>1986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9488" calcext:value-type="float">
            <text:p>47.7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901</text:p>
          </table:table-cell>
          <table:table-cell office:value-type="string" calcext:value-type="string">
            <text:p>198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822" calcext:value-type="float">
            <text:p>48.0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901</text:p>
          </table:table-cell>
          <table:table-cell office:value-type="string" calcext:value-type="string">
            <text:p>198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38944" calcext:value-type="float">
            <text:p>47.9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901</text:p>
          </table:table-cell>
          <table:table-cell office:value-type="string" calcext:value-type="string">
            <text:p>198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79152" calcext:value-type="float">
            <text:p>48.0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901</text:p>
          </table:table-cell>
          <table:table-cell office:value-type="string" calcext:value-type="string">
            <text:p>198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21696" calcext:value-type="float">
            <text:p>48.6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901</text:p>
          </table:table-cell>
          <table:table-cell office:value-type="string" calcext:value-type="string">
            <text:p>198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21112" calcext:value-type="float">
            <text:p>48.5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9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23576" calcext:value-type="float">
            <text:p>48.4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901</text:p>
          </table:table-cell>
          <table:table-cell office:value-type="string" calcext:value-type="string">
            <text:p>1979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23576" calcext:value-type="float">
            <text:p>48.4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901</text:p>
          </table:table-cell>
          <table:table-cell office:value-type="string" calcext:value-type="string">
            <text:p>197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6612" calcext:value-type="float">
            <text:p>48.9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901</text:p>
          </table:table-cell>
          <table:table-cell office:value-type="string" calcext:value-type="string">
            <text:p>197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0776" calcext:value-type="float">
            <text:p>48.8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901</text:p>
          </table:table-cell>
          <table:table-cell office:value-type="string" calcext:value-type="string">
            <text:p>197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82656" calcext:value-type="float">
            <text:p>48.6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901</text:p>
          </table:table-cell>
          <table:table-cell office:value-type="string" calcext:value-type="string">
            <text:p>197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03536" calcext:value-type="float">
            <text:p>48.1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901</text:p>
          </table:table-cell>
          <table:table-cell office:value-type="string" calcext:value-type="string">
            <text:p>197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57688" calcext:value-type="float">
            <text:p>48.5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901</text:p>
          </table:table-cell>
          <table:table-cell office:value-type="string" calcext:value-type="string">
            <text:p>197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6336" calcext:value-type="float">
            <text:p>47.6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901</text:p>
          </table:table-cell>
          <table:table-cell office:value-type="string" calcext:value-type="string">
            <text:p>197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54184" calcext:value-type="float">
            <text:p>47.9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901</text:p>
          </table:table-cell>
          <table:table-cell office:value-type="string" calcext:value-type="string">
            <text:p>197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3264" calcext:value-type="float">
            <text:p>48.2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901</text:p>
          </table:table-cell>
          <table:table-cell office:value-type="string" calcext:value-type="string">
            <text:p>197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22408" calcext:value-type="float">
            <text:p>48.2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901</text:p>
          </table:table-cell>
          <table:table-cell office:value-type="string" calcext:value-type="string">
            <text:p>197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8736" calcext:value-type="float">
            <text:p>47.7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901</text:p>
          </table:table-cell>
          <table:table-cell office:value-type="string" calcext:value-type="string">
            <text:p>197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7464" calcext:value-type="float">
            <text:p>47.5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901</text:p>
          </table:table-cell>
          <table:table-cell office:value-type="string" calcext:value-type="string">
            <text:p>196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4416" calcext:value-type="float">
            <text:p>47.5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901</text:p>
          </table:table-cell>
          <table:table-cell office:value-type="string" calcext:value-type="string">
            <text:p>196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308" calcext:value-type="float">
            <text:p>47.5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901</text:p>
          </table:table-cell>
          <table:table-cell office:value-type="string" calcext:value-type="string">
            <text:p>196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0952" calcext:value-type="float">
            <text:p>47.2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901</text:p>
          </table:table-cell>
          <table:table-cell office:value-type="string" calcext:value-type="string">
            <text:p>196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032" calcext:value-type="float">
            <text:p>48.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901</text:p>
          </table:table-cell>
          <table:table-cell office:value-type="string" calcext:value-type="string">
            <text:p>196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0896" calcext:value-type="float">
            <text:p>46.0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901</text:p>
          </table:table-cell>
          <table:table-cell office:value-type="string" calcext:value-type="string">
            <text:p>196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5976" calcext:value-type="float">
            <text:p>44.7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901</text:p>
          </table:table-cell>
          <table:table-cell office:value-type="string" calcext:value-type="string">
            <text:p>196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17336" calcext:value-type="float">
            <text:p>44.2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0901</text:p>
          </table:table-cell>
          <table:table-cell office:value-type="string" calcext:value-type="string">
            <text:p>196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2824" calcext:value-type="float">
            <text:p>44.6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32" meta:object-count="0"/>
    <meta:user-defined meta:name="AppVersion">3.0</meta:user-defined>
  </office:meta>
</office:document-meta>
</file>